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en" fo:country="US" officeooo:paragraph-rsid="00246d7a"/>
    </style:style>
    <style:style style:name="P2" style:family="paragraph" style:parent-style-name="Preformatted_20_Text">
      <style:paragraph-properties style:writing-mode="lr-tb"/>
      <style:text-properties fo:language="en" fo:country="US"/>
    </style:style>
    <style:style style:name="P3" style:family="paragraph" style:parent-style-name="Preformatted_20_Text">
      <style:paragraph-properties style:writing-mode="lr-tb"/>
      <style:text-properties fo:language="en" fo:country="US" officeooo:paragraph-rsid="001af86e"/>
    </style:style>
    <style:style style:name="P4" style:family="paragraph" style:parent-style-name="Preformatted_20_Text">
      <style:paragraph-properties style:writing-mode="lr-tb"/>
      <style:text-properties fo:language="en" fo:country="US" officeooo:paragraph-rsid="001c2cd7"/>
    </style:style>
    <style:style style:name="P5" style:family="paragraph" style:parent-style-name="Preformatted_20_Text">
      <style:paragraph-properties style:writing-mode="lr-tb"/>
      <style:text-properties fo:language="en" fo:country="US" officeooo:rsid="001f6d98" officeooo:paragraph-rsid="001f6d98"/>
    </style:style>
    <style:style style:name="P6" style:family="paragraph" style:parent-style-name="Preformatted_20_Text">
      <style:paragraph-properties style:writing-mode="lr-tb"/>
      <style:text-properties fo:language="en" fo:country="US" officeooo:paragraph-rsid="002684e2"/>
    </style:style>
    <style:style style:name="P7" style:family="paragraph" style:parent-style-name="Preformatted_20_Text">
      <style:paragraph-properties style:writing-mode="lr-tb"/>
      <style:text-properties fo:language="en" fo:country="US" officeooo:rsid="002d8c34"/>
    </style:style>
    <style:style style:name="P8" style:family="paragraph" style:parent-style-name="Preformatted_20_Text">
      <style:paragraph-properties style:writing-mode="lr-tb"/>
      <style:text-properties fo:language="en" fo:country="US" officeooo:rsid="002d8c34" officeooo:paragraph-rsid="002d8c34"/>
    </style:style>
    <style:style style:name="P9" style:family="paragraph" style:parent-style-name="Preformatted_20_Text">
      <style:paragraph-properties style:writing-mode="lr-tb"/>
      <style:text-properties fo:language="en" fo:country="US" style:text-underline-style="solid" style:text-underline-width="auto" style:text-underline-color="font-color" officeooo:rsid="002d8c34" officeooo:paragraph-rsid="002d8c34"/>
    </style:style>
    <style:style style:name="P10" style:family="paragraph" style:parent-style-name="Preformatted_20_Text">
      <style:paragraph-properties style:writing-mode="lr-tb"/>
      <style:text-properties style:font-name="Liberation Mono" fo:font-size="10pt" fo:language="en" fo:country="US" officeooo:paragraph-rsid="001c2cd7" style:font-name-asian="Droid Sans Fallback1" style:font-size-asian="10pt" style:font-name-complex="Liberation Mono" style:font-size-complex="10pt"/>
    </style:style>
    <style:style style:name="P11" style:family="paragraph" style:parent-style-name="Table_20_Contents">
      <style:paragraph-properties style:writing-mode="lr-tb"/>
      <style:text-properties fo:language="en" fo:country="US" officeooo:paragraph-rsid="001c2cd7"/>
    </style:style>
    <style:style style:name="P12" style:family="paragraph" style:parent-style-name="Table_20_Contents">
      <style:paragraph-properties style:writing-mode="lr-tb"/>
      <style:text-properties fo:language="en" fo:country="US" officeooo:paragraph-rsid="002684e2"/>
    </style:style>
    <style:style style:name="P13" style:family="paragraph" style:parent-style-name="Table_20_Contents">
      <style:paragraph-properties style:writing-mode="lr-tb"/>
      <style:text-properties officeooo:paragraph-rsid="002684e2"/>
    </style:style>
    <style:style style:name="P14" style:family="paragraph" style:parent-style-name="Standard">
      <style:text-properties officeooo:paragraph-rsid="001f31b9"/>
    </style:style>
    <style:style style:name="P15" style:family="paragraph" style:parent-style-name="Standard">
      <style:text-properties style:font-name="Liberation Mono" fo:font-size="10pt" fo:language="en" fo:country="US" style:font-name-asian="Droid Sans Fallback1" style:font-size-asian="10pt" style:font-name-complex="Liberation Mono" style:font-size-complex="10pt"/>
    </style:style>
    <style:style style:name="P16" style:family="paragraph" style:parent-style-name="Standard">
      <style:text-properties style:font-name="Liberation Mono" fo:font-size="10pt" fo:language="en" fo:country="US" officeooo:rsid="001db3b7" officeooo:paragraph-rsid="001db3b7" style:font-name-asian="Droid Sans Fallback1" style:font-size-asian="10pt" style:font-name-complex="Liberation Mono" style:font-size-complex="10pt"/>
    </style:style>
    <style:style style:name="P17" style:family="paragraph" style:parent-style-name="Standard">
      <style:text-properties style:font-name="Liberation Mono" fo:font-size="10pt" fo:language="en" fo:country="US" officeooo:rsid="001f6d98" officeooo:paragraph-rsid="001f6d98" style:font-name-asian="Droid Sans Fallback1" style:font-size-asian="10pt" style:font-name-complex="Liberation Mono" style:font-size-complex="10pt"/>
    </style:style>
    <style:style style:name="P18" style:family="paragraph" style:parent-style-name="Standard">
      <style:text-properties style:font-name="Liberation Mono" fo:font-size="10pt" fo:language="en" fo:country="US" style:text-underline-style="solid" style:text-underline-width="auto" style:text-underline-color="font-color" officeooo:rsid="0023ad60" officeooo:paragraph-rsid="0023ad60" style:font-name-asian="Droid Sans Fallback1" style:font-size-asian="10pt" style:font-name-complex="Liberation Mono" style:font-size-complex="10pt"/>
    </style:style>
    <style:style style:name="P19" style:family="paragraph" style:parent-style-name="Standard">
      <style:text-properties officeooo:rsid="0022c689" officeooo:paragraph-rsid="0022c689"/>
    </style:style>
    <style:style style:name="P20" style:family="paragraph" style:parent-style-name="Text_20_body">
      <style:text-properties style:font-name="Liberation Mono" fo:font-size="10pt" fo:language="en" fo:country="US" style:text-underline-style="solid" style:text-underline-width="auto" style:text-underline-color="font-color" style:font-name-asian="Droid Sans Fallback1" style:font-size-asian="10pt" style:font-name-complex="Liberation Mono" style:font-size-complex="10pt"/>
    </style:style>
    <style:style style:name="P21" style:family="paragraph" style:parent-style-name="Preformatted_20_Text">
      <style:text-properties officeooo:rsid="001f6d98" officeooo:paragraph-rsid="001f6d98"/>
    </style:style>
    <style:style style:name="P22" style:family="paragraph" style:parent-style-name="Preformatted_20_Text">
      <style:text-properties officeooo:paragraph-rsid="002684e2"/>
    </style:style>
    <style:style style:name="P23" style:family="paragraph" style:parent-style-name="Preformatted_20_Text">
      <style:paragraph-properties fo:margin-top="0in" fo:margin-bottom="0.1965in" style:contextual-spacing="false"/>
      <style:text-properties officeooo:paragraph-rsid="002a0be1"/>
    </style:style>
    <style:style style:name="P24" style:family="paragraph" style:parent-style-name="Preformatted_20_Text">
      <style:paragraph-properties fo:margin-top="0in" fo:margin-bottom="0.1965in" style:contextual-spacing="false"/>
      <style:text-properties officeooo:paragraph-rsid="002bfcef"/>
    </style:style>
    <style:style style:name="P25" style:family="paragraph" style:parent-style-name="Preformatted_20_Text">
      <style:paragraph-properties fo:margin-top="0in" fo:margin-bottom="0.1965in" style:contextual-spacing="false" style:writing-mode="lr-tb"/>
      <style:text-properties fo:language="en" fo:country="US"/>
    </style:style>
    <style:style style:name="P26" style:family="paragraph" style:parent-style-name="Table_20_Contents">
      <style:text-properties officeooo:paragraph-rsid="00205e1c"/>
    </style:style>
    <style:style style:name="P27" style:family="paragraph" style:parent-style-name="Standard">
      <style:text-properties style:font-name="Liberation Mono" fo:font-size="10pt" fo:language="en" fo:country="US" officeooo:rsid="001db3b7" officeooo:paragraph-rsid="0022c689" style:font-name-asian="Droid Sans Fallback1" style:font-size-asian="10pt" style:font-name-complex="Liberation Mono" style:font-size-complex="10pt"/>
    </style:style>
    <style:style style:name="P28" style:family="paragraph" style:parent-style-name="Standard">
      <style:text-properties officeooo:rsid="001f6d98" officeooo:paragraph-rsid="001f31b9"/>
    </style:style>
    <style:style style:name="P29" style:family="paragraph" style:parent-style-name="Standard">
      <style:text-properties officeooo:paragraph-rsid="0030aba4"/>
    </style:style>
    <style:style style:name="T1" style:family="text">
      <style:text-properties officeooo:rsid="001af86e"/>
    </style:style>
    <style:style style:name="T2" style:family="text">
      <style:text-properties style:font-name="Liberation Mono" fo:font-size="10pt" fo:language="en" fo:country="US" style:font-name-asian="Droid Sans Fallback1" style:font-size-asian="10pt" style:font-name-complex="Liberation Mono" style:font-size-complex="10pt"/>
    </style:style>
    <style:style style:name="T3" style:family="text">
      <style:text-properties style:font-name="Liberation Mono" fo:font-size="10pt" fo:language="en" fo:country="US" officeooo:rsid="001f31b9" style:font-name-asian="Droid Sans Fallback1" style:font-size-asian="10pt" style:font-name-complex="Liberation Mono" style:font-size-complex="10pt"/>
    </style:style>
    <style:style style:name="T4" style:family="text">
      <style:text-properties style:font-name="Liberation Mono" fo:font-size="10pt" fo:language="en" fo:country="US" officeooo:rsid="0030aba4" style:font-name-asian="Droid Sans Fallback1" style:font-size-asian="10pt" style:font-name-complex="Liberation Mono" style:font-size-complex="10pt"/>
    </style:style>
    <style:style style:name="T5" style:family="text"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T10" style:family="text">
      <style:text-properties fo:font-size="10pt" fo:language="en" fo:country="US" style:text-underline-style="solid" style:text-underline-width="auto" style:text-underline-color="font-color" officeooo:rsid="00224a10" style:font-size-asian="10pt" style:font-size-complex="10pt"/>
    </style:style>
    <style:style style:name="T11" style:family="text">
      <style:text-properties officeooo:rsid="00250ebf"/>
    </style:style>
    <style:style style:name="T12" style:family="text">
      <style:text-properties officeooo:rsid="00287ffb"/>
    </style:style>
    <style:style style:name="T13" style:family="text">
      <style:text-properties officeooo:rsid="002a0b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a xlink:type="simple" xlink:href="https://help.ubuntu.com/community/OpenCV">https://help.ubuntu.com/community/OpenCV</text:a></text:p>
      <text:p text:style-name="P5"/>
      <text:p text:style-name="P2"/>
      <text:p text:style-name="P2"><text:bookmark text:name="CA-ff1255b3e71bf5d1b168c3d4affb696f81f2a4c0"/>version="$(wget -q -O - http://sourceforge.net/projects/opencvlibrary/files/opencv-unix | egrep -m1 -o '\"[0-9](\.[0-9]+)+' | cut -c2-)"</text:p>
      <text:p text:style-name="P2"><text:bookmark text:name="line-2-1"/>echo "Installing OpenCV" $version</text:p>
      <text:p text:style-name="P2"><text:bookmark text:name="line-3-1"/>mkdir OpenCV</text:p>
      <text:p text:style-name="P2"><text:bookmark text:name="line-4-1"/>cd OpenCV</text:p>
      <text:p text:style-name="P2"><text:bookmark text:name="line-5-1"/>echo "Removing any pre-installed ffmpeg and x264"</text:p>
      <text:p text:style-name="P2"/>
      <text:p text:style-name="P2"><text:bookmark text:name="line-6-1"/>sudo apt-get -qq remove ffmpeg x264 libx264-dev</text:p>
      <text:p text:style-name="P2"/>
      <text:p text:style-name="P2"><text:bookmark text:name="line-7-1"/>echo "Installing Dependen<text:span text:style-name="T12">ci</text:span>es"</text:p>
      <text:p text:style-name="P3"><text:span text:style-name="T1">sudo apt-get install </text:span>ocl-icd-libopencl1 <text:span text:style-name="T1">cmake build-essential -y</text:span></text:p>
      <text:p text:style-name="P2">sudo apt-get install libgl1-mesa-dev</text:p>
      <text:p text:style-name="P2"><text:span text:style-name="Source_20_Text">sudo apt-get install qt5-default -</text:span><text:span text:style-name="Source_20_Text"><text:span text:style-name="T11">y</text:span></text:span></text:p>
      <text:p text:style-name="P12"/>
      <text:p text:style-name="P6"><text:span text:style-name="Source_20_Text">sudo apt-get autoremove openjdk-*-jre</text:span></text:p>
      <text:p text:style-name="P6"><text:span text:style-name="Source_20_Text">sudo rm /var/lib/dpkg/info/oracle-java7-installer*</text:span></text:p>
      <text:p text:style-name="P22"><text:span text:style-name="Source_20_Text">sudo apt-get purge oracle-java7-installer*</text:span></text:p>
      <text:p text:style-name="P22"><text:span text:style-name="Source_20_Text">sudo rm /etc/apt/sources.list.d/*java*</text:span></text:p>
      <text:p text:style-name="P22"><text:span text:style-name="Source_20_Text">sudo apt-get update</text:span></text:p>
      <text:p text:style-name="P22"><text:span text:style-name="Source_20_Text">sudo add-apt-repository ppa:webupd8team/java</text:span></text:p>
      <text:p text:style-name="P22"><text:span text:style-name="Source_20_Text">sudo apt-get update</text:span></text:p>
      <text:p text:style-name="P23"><text:span text:style-name="Source_20_Text">sudo apt-get install oracle-java7-installer</text:span></text:p>
      <text:p text:style-name="P24"><text:span text:style-name="Strong_20_Emphasis"><text:span text:style-name="T13">s</text:span></text:span><text:span text:style-name="Strong_20_Emphasis">udo add-apt-repository ppa:mc3man/trusty-media<text:line-break/>sudo apt-get update<text:line-break/>sudo apt-get install ffmpeg gstreamer0.10-ffmpeg</text:span></text:p>
      <text:p text:style-name="P4"><text:bookmark text:name="line-8-1"/>sudo apt-get -qq install libopencv-dev build-essential checkinstall cmake pkg-config yasm libjpeg-dev libjasper-dev libavcodec-dev libavformat-dev libswscale-dev libdc1394-22-dev libxine-dev libgstreamer0.10-dev libgstreamer-plugins-base0.10-dev libv4l-dev python-dev python-numpy libtbb-dev libqt4-dev libgtk2.0-<text:span text:style-name="T5">dev libfaac-dev libmp3lame-dev libopencore-amrnb-dev libopencore-amrwb-dev libtheora-dev libvorbis-dev libxvidcore-dev x264 v4l-utils</text:span></text:p>
      <text:p text:style-name="P10"/>
      <text:p text:style-name="P13"><text:span text:style-name="Source_20_Text"><text:span text:style-name="T2">sudo</text:span></text:span><text:span text:style-name="T2"> </text:span><text:span text:style-name="Source_20_Text"><text:span text:style-name="T2">apt-get install</text:span></text:span><text:span text:style-name="T2"> </text:span><text:span text:style-name="Source_20_Text"><text:span text:style-name="T2">build-essential libgtk2.0-dev libjpeg-dev libtiff4-dev libjasper-dev libopenexr-dev cmake python-dev python-numpy python-tk libtbb-dev libeigen3-dev yasm libfaac-dev libopencore-amrnb-dev libopencore-amrwb-dev libtheora-dev libvorbis-dev libxvidcore-dev libx264-dev libqt4-dev libqt4-opengl-dev sphinx-common texlive-latex-extra libv4l-dev libdc1394-22-dev libavcodec-dev libavformat-dev libswscale-dev </text:span></text:span><text:span text:style-name="Source_20_Text">default-jdk</text:span></text:p>
      <text:p text:style-name="P12"><text:span text:style-name="Source_20_Text"><text:span text:style-name="T5">ant libvtk5-qt4-dev</text:span></text:span></text:p>
      <text:p text:style-name="P11"/>
      <text:p text:style-name="P4"><text:bookmark text:name="line-9-1"/>echo "Downloading OpenCV" $version</text:p>
      <text:p text:style-name="P2"><text:bookmark text:name="line-10-1"/>wget -O OpenCV-$version.zip http://sourceforge.net/projects/opencvlibrary/files/opencv-unix/$version/opencv-"$version".zip/download</text:p>
      <text:p text:style-name="P2"><text:bookmark text:name="line-11-1"/>echo "Installing OpenCV" $version</text:p>
      <text:p text:style-name="P2"><text:bookmark text:name="line-12-1"/>unzip OpenCV-$version.zip</text:p>
      <text:p text:style-name="P2"><text:bookmark text:name="line-13-1"/>cd opencv-$version</text:p>
      <text:p text:style-name="P2"><text:bookmark text:name="line-14-1"/>mkdir build</text:p>
      <text:p text:style-name="P2"><text:bookmark text:name="line-15-1"/>cd build</text:p>
      <text:p text:style-name="P2"><text:bookmark text:name="line-16-1"/>cmake -D CMAKE_BUILD_TYPE=RELEASE -D CMAKE_INSTALL_PREFIX=/usr/local -D WITH_TBB=ON -D BUILD_NEW_PYTHON_SUPPORT=ON -D WITH_V4L=ON -D INSTALL_C_EXAMPLES=ON -D INSTALL_PYTHON_EXAMPLES=ON -D BUILD_EXAMPLES=ON -D WITH_QT=ON -D WITH_OPENGL=ON ..</text:p>
      <text:p text:style-name="P1"><text:span text:style-name="Source_20_Text"><text:span text:style-name="T5"/></text:span></text:p>
      <text:p text:style-name="P2"><text:bookmark text:name="line-17-1"/>make -j2</text:p>
      <text:p text:style-name="P2"><text:bookmark text:name="line-18-1"/>sudo checkinstall</text:p>
      <text:p text:style-name="P8"/>
      <text:p text:style-name="P9"><text:soft-page-break/><text:s/>/home/suleiman/Downloads/OpenCV/opencv-2.4.10/build/build_20141121-1_amd64.deb </text:p>
      <text:p text:style-name="P9"/>
      <text:p text:style-name="P9"><text:s/>You can remove it from your system anytime using: </text:p>
      <text:p text:style-name="P9"><text:s text:c="6"/>dpkg -r build </text:p>
      <text:p text:style-name="P2"/>
      <text:p text:style-name="P2"><text:bookmark text:name="line-19-1"/>sudo sh -c 'echo "/usr/local/lib" &gt; /etc/ld.so.conf.d/opencv.conf'</text:p>
      <text:p text:style-name="P7"/>
      <text:p text:style-name="P2"><text:bookmark text:name="line-20-1"/>sudo ldconfig</text:p>
      <text:p text:style-name="P25"><text:bookmark text:name="line-21-1"/>echo "OpenCV" $version "ready to be used"</text:p>
      <text:p text:style-name="Standard"/>
      <text:p text:style-name="Standard"><text:span text:style-name="Source_20_Text"><text:span text:style-name="T2">sudo</text:span></text:span><text:span text:style-name="T2"> </text:span><text:span text:style-name="Source_20_Text"><text:span text:style-name="T2">gedit /etc/bash.bashrc</text:span></text:span></text:p>
      <text:p text:style-name="P20">Add these two lines at the end of the file and save it:</text:p>
      <text:p text:style-name="P26"><text:span text:style-name="Source_20_Text"><text:span text:style-name="T2">PKG_CONFIG_PATH=$PKG_CONFIG_PATH:/usr/local/lib/pkgconfig</text:span></text:span></text:p>
      <text:p text:style-name="P26"><text:span text:style-name="Source_20_Text"><text:span text:style-name="T2">export PKG_CONFIG_PATH</text:span></text:span></text:p>
      <text:p text:style-name="Preformatted_20_Text"><text:span text:style-name="Source_20_Text"><text:span text:style-name="T8">export PYTHONPATH=$PYTHONPATH:</text:span></text:span><text:span text:style-name="Source_20_Text"><text:span text:style-name="T9">/my/other/path </text:span></text:span><text:span text:style-name="Source_20_Text"><text:span text:style-name="T10">= </text:span></text:span><text:span text:style-name="T6">but make sure the directory you point to has at the topmost </text:span><text:span text:style-name="T7">init</text:span><text:span text:style-name="T6">.py file</text:span></text:p>
      <text:p text:style-name="P15"/>
      <text:p text:style-name="P18">restart</text:p>
      <text:p text:style-name="P19">sudo shutdown -r now </text:p>
      <text:p text:style-name="P27"/>
      <text:p text:style-name="P16"/>
      <text:p text:style-name="P29"><text:span text:style-name="T3">cd <text:s/></text:span><text:span text:style-name="Source_20_Text"><text:span text:style-name="T4">:~/Downloads/OpenCV/opencv-2.4.10/samples/python2</text:span></text:span></text:p>
      <text:p text:style-name="P14"><text:span text:style-name="Source_20_Text"><text:span text:style-name="T3">python algumaSample</text:span></text:span></text:p>
      <text:p text:style-name="P28"/>
      <text:p text:style-name="P14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22:41:06.373472528</meta:creation-date>
    <dc:date>2014-11-22T00:19:19.462097875</dc:date>
    <meta:editing-duration>PT1H24M</meta:editing-duration>
    <meta:editing-cycles>20</meta:editing-cycles>
    <meta:generator>LibreOffice/4.2.7.2$Linux_X86_64 LibreOffice_project/420m0$Build-2</meta:generator>
    <meta:document-statistic meta:table-count="0" meta:image-count="0" meta:object-count="0" meta:page-count="2" meta:paragraph-count="48" meta:word-count="282" meta:character-count="2975" meta:non-whitespace-character-count="2728"/>
  </office:meta>
</office:document-meta>
</file>